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56.23mm"/>
    </style:style>
    <style:style style:name="Table1.B" style:family="table-column">
      <style:table-column-properties style:column-width="23.58mm"/>
    </style:style>
    <style:style style:name="Table1.C" style:family="table-column">
      <style:table-column-properties style:column-width="8.15mm"/>
    </style:style>
    <style:style style:name="Table1.D" style:family="table-column">
      <style:table-column-properties style:column-width="35.51mm"/>
    </style:style>
    <style:style style:name="Table1.E" style:family="table-column">
      <style:table-column-properties style:column-width="35.72mm"/>
    </style:style>
    <style:style style:name="Table1.F" style:family="table-column">
      <style:table-column-properties style:column-width="16.7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none"/>
    </style:style>
    <style:style style:name="Table1.D3" style:family="table-cell">
      <style:table-cell-properties fo:padding="0.97mm" fo:border-left="none" fo:border-right="0.05pt solid #000000" fo:border-top="none" fo:border-bottom="none"/>
    </style:style>
    <style:style style:name="Table1.A4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1.A5" style:family="table-cell">
      <style:table-cell-properties fo:padding="0.97mm" fo:border-left="0.05pt solid #000000" fo:border-right="0.05pt solid #000000" fo:border-top="none" fo:border-bottom="none"/>
    </style:style>
    <style:style style:name="Table1.A6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" style:family="table">
      <style:table-properties style:width="111.67mm" table:align="right"/>
    </style:style>
    <style:style style:name="Table2.A" style:family="table-column">
      <style:table-column-properties style:column-width="28.96mm"/>
    </style:style>
    <style:style style:name="Table2.B" style:family="table-column">
      <style:table-column-properties style:column-width="50.76mm"/>
    </style:style>
    <style:style style:name="Table2.C" style:family="table-column">
      <style:table-column-properties style:column-width="31.94mm"/>
    </style:style>
    <style:style style:name="Table2.A1" style:family="table-cell">
      <style:table-cell-properties fo:padding="0.97mm" fo:border="none"/>
    </style:style>
    <style:style style:name="Table4" style:family="table">
      <style:table-properties style:width="86.08mm" table:align="margins" style:writing-mode="page"/>
    </style:style>
    <style:style style:name="Table4.A" style:family="table-column">
      <style:table-column-properties style:column-width="28.7mm" style:rel-column-width="21845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14.74mm" table:align="right" style:writing-mode="page"/>
    </style:style>
    <style:style style:name="Table3.A" style:family="table-column">
      <style:table-column-properties style:column-width="33.8mm"/>
    </style:style>
    <style:style style:name="Table3.B" style:family="table-column">
      <style:table-column-properties style:column-width="32.81mm"/>
    </style:style>
    <style:style style:name="Table3.C" style:family="table-column">
      <style:table-column-properties style:column-width="48.14mm"/>
    </style:style>
    <style:style style:name="Table3.A1" style:family="table-cell">
      <style:table-cell-properties fo:padding="0.97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Standard">
      <style:text-properties officeooo:rsid="000aa61f" officeooo:paragraph-rsid="000aa61f"/>
    </style:style>
    <style:style style:name="P3" style:family="paragraph" style:parent-style-name="Standard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ext_20_body">
      <style:text-properties style:font-name="Liberation Mono"/>
    </style:style>
    <style:style style:name="P5" style:family="paragraph" style:parent-style-name="Heading_20_1" style:list-style-name="L1"/>
    <style:style style:name="P6" style:family="paragraph" style:parent-style-name="Heading_20_1" style:list-style-name="L1">
      <style:text-properties officeooo:paragraph-rsid="001dae14"/>
    </style:style>
    <style:style style:name="P7" style:family="paragraph" style:parent-style-name="Heading_20_1" style:list-style-name="L1">
      <style:text-properties officeooo:paragraph-rsid="0027d32a"/>
    </style:style>
    <style:style style:name="P8" style:family="paragraph" style:parent-style-name="Heading_20_1" style:list-style-name="L3"/>
    <style:style style:name="P9" style:family="paragraph" style:parent-style-name="Heading_20_1" style:list-style-name="L4">
      <style:text-properties officeooo:rsid="0010d497" officeooo:paragraph-rsid="0010d497"/>
    </style:style>
    <style:style style:name="P10" style:family="paragraph" style:parent-style-name="Heading_20_1" style:list-style-name="L4">
      <style:text-properties officeooo:rsid="002bd60f" officeooo:paragraph-rsid="002bd60f"/>
    </style:style>
    <style:style style:name="P11" style:family="paragraph" style:parent-style-name="Heading_20_1" style:list-style-name="L1">
      <style:text-properties officeooo:rsid="0033817d" officeooo:paragraph-rsid="0033817d"/>
    </style:style>
    <style:style style:name="P12" style:family="paragraph" style:parent-style-name="Heading_20_1" style:list-style-name="L1">
      <style:text-properties officeooo:rsid="0033817d" officeooo:paragraph-rsid="0033896d"/>
    </style:style>
    <style:style style:name="P13" style:family="paragraph" style:parent-style-name="Heading_20_1">
      <style:text-properties officeooo:paragraph-rsid="001dae14"/>
    </style:style>
    <style:style style:name="P14" style:family="paragraph" style:parent-style-name="Heading_20_3" style:list-style-name="L3"/>
    <style:style style:name="P15" style:family="paragraph" style:parent-style-name="Heading_20_3" style:list-style-name="L2">
      <loext:graphic-properties draw:fill="none"/>
      <style:paragraph-properties fo:margin-left="20mm" fo:margin-right="0mm" fo:margin-top="0.49mm" fo:margin-bottom="0.49mm" loext:contextual-spacing="false" fo:text-indent="0mm" style:auto-text-indent="false" fo:background-color="transparent" fo:keep-with-next="always" style:writing-mode="page"/>
    </style:style>
    <style:style style:name="P16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rsid="00180248" officeooo:paragraph-rsid="00180248"/>
    </style:style>
    <style:style style:name="P17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paragraph-rsid="001c4a5f"/>
    </style:style>
    <style:style style:name="P18" style:family="paragraph" style:parent-style-name="Heading_20_3" style:list-style-name="L2">
      <loext:graphic-properties draw:fill="none"/>
      <style:paragraph-properties fo:margin-left="0mm" fo:margin-right="0mm" fo:margin-top="0.49mm" fo:margin-bottom="0.49mm" loext:contextual-spacing="false" fo:text-indent="19mm" style:auto-text-indent="false" fo:background-color="transparent" fo:keep-with-next="always" style:writing-mode="page"/>
      <style:text-properties officeooo:rsid="00189790" officeooo:paragraph-rsid="00189790"/>
    </style:style>
    <style:style style:name="P19" style:family="paragraph" style:parent-style-name="Heading_20_2" style:list-style-name="L2"/>
    <style:style style:name="P20" style:family="paragraph" style:parent-style-name="Heading_20_2" style:list-style-name="L2">
      <style:text-properties officeooo:rsid="00106d05" officeooo:paragraph-rsid="00106d05"/>
    </style:style>
    <style:style style:name="P21" style:family="paragraph" style:parent-style-name="Heading_20_2" style:list-style-name="L2">
      <style:text-properties officeooo:rsid="0013c726" officeooo:paragraph-rsid="0013c726"/>
    </style:style>
    <style:style style:name="P22" style:family="paragraph" style:parent-style-name="Heading_20_2" style:list-style-name="L2">
      <style:text-properties officeooo:rsid="00180248" officeooo:paragraph-rsid="00180248"/>
    </style:style>
    <style:style style:name="P23" style:family="paragraph" style:parent-style-name="Heading_20_2" style:list-style-name="L2">
      <style:text-properties officeooo:rsid="002a4c2b" officeooo:paragraph-rsid="002a4c2b"/>
    </style:style>
    <style:style style:name="P24" style:family="paragraph" style:parent-style-name="Heading_20_2" style:list-style-name="L3">
      <style:text-properties officeooo:rsid="0010d497" officeooo:paragraph-rsid="0010d497"/>
    </style:style>
    <style:style style:name="P25" style:family="paragraph" style:parent-style-name="Heading_20_2" style:list-style-name="L4"/>
    <style:style style:name="P26" style:family="paragraph" style:parent-style-name="Heading_20_2" style:list-style-name="L4">
      <style:text-properties officeooo:rsid="0021e42b" officeooo:paragraph-rsid="0021e42b"/>
    </style:style>
    <style:style style:name="P27" style:family="paragraph" style:parent-style-name="Heading_20_5" style:list-style-name="L1">
      <style:text-properties fo:font-size="10pt" style:font-size-asian="10pt" style:font-size-complex="10pt"/>
    </style:style>
    <style:style style:name="P28" style:family="paragraph" style:parent-style-name="Heading_20_5" style:list-style-name="L2">
      <style:text-properties fo:font-size="10pt" style:font-size-asian="10pt" style:font-size-complex="10pt"/>
    </style:style>
    <style:style style:name="P29" style:family="paragraph" style:parent-style-name="Heading_20_5">
      <style:paragraph-properties style:writing-mode="page"/>
      <style:text-properties fo:font-size="10pt" officeooo:paragraph-rsid="001d7c84" style:font-size-asian="10pt" style:font-size-complex="10pt"/>
    </style:style>
    <style:style style:name="P30" style:family="paragraph" style:parent-style-name="Heading_20_5">
      <style:paragraph-properties style:writing-mode="page"/>
      <style:text-properties style:font-name="Liberation Mono" fo:font-size="10pt" officeooo:paragraph-rsid="001d7c84" style:font-size-asian="10pt" style:font-size-complex="10pt"/>
    </style:style>
    <style:style style:name="P31" style:family="paragraph" style:parent-style-name="Heading_20_5">
      <style:paragraph-properties style:writing-mode="page"/>
      <style:text-properties officeooo:paragraph-rsid="001d7c84"/>
    </style:style>
    <style:style style:name="T1" style:family="text">
      <style:text-properties officeooo:rsid="000b9273"/>
    </style:style>
    <style:style style:name="T2" style:family="text">
      <style:text-properties officeooo:rsid="002d56d6"/>
    </style:style>
    <style:style style:name="T3" style:family="tex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T4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5" style:family="text">
      <style:text-properties officeooo:rsid="00121459"/>
    </style:style>
    <style:style style:name="T6" style:family="text">
      <style:text-properties officeooo:rsid="001556d0"/>
    </style:style>
    <style:style style:name="T7" style:family="text">
      <style:text-properties officeooo:rsid="00180248"/>
    </style:style>
    <style:style style:name="T8" style:family="text">
      <style:text-properties officeooo:rsid="00189790"/>
    </style:style>
    <style:style style:name="T9" style:family="text">
      <style:text-properties officeooo:rsid="001d7c84"/>
    </style:style>
    <style:style style:name="T10" style:family="text">
      <style:text-properties fo:font-weight="bold" style:font-name-asian="Noto Sans CJK SC Regular" style:font-weight-asian="bold" style:font-name-complex="FreeSans" style:font-weight-complex="bold"/>
    </style:style>
    <style:style style:name="T11" style:family="text">
      <style:text-properties officeooo:rsid="0020a057"/>
    </style:style>
    <style:style style:name="T12" style:family="text">
      <style:text-properties officeooo:rsid="0021c1be"/>
    </style:style>
    <style:style style:name="T13" style:family="text">
      <style:text-properties style:font-name="Liberation Sans" style:font-name-asian="Noto Sans CJK SC Regular" style:font-name-complex="FreeSans"/>
    </style:style>
    <style:style style:name="T14" style:family="text">
      <style:text-properties style:font-name="Liberation Sans" officeooo:rsid="0016307d" style:font-name-asian="Noto Sans CJK SC Regular" style:font-name-complex="FreeSans"/>
    </style:style>
    <style:style style:name="T15" style:family="text">
      <style:text-properties officeooo:rsid="0029285e"/>
    </style:style>
    <style:style style:name="T16" style:family="text">
      <style:text-properties officeooo:rsid="0029916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d7c84" style:font-size-asian="10pt" style:font-size-complex="10pt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officeooo:rsid="0033896d"/>
    </style:style>
    <style:style style:name="T2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ils Simple App Check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list xml:id="list382151461" text:style-name="L1">
              <text:list-item>
                <text:h text:style-name="P5" text:outline-level="1">generate app</text:h>
              </text:list-item>
            </text:list>
          </table:table-cell>
          <table:covered-table-cell/>
          <table:covered-table-cell/>
          <table:table-cell table:style-name="Table1.D1" table:number-columns-spanned="3" office:value-type="string">
            <text:list xml:id="list173354970338197" text:continue-numbering="true" text:style-name="L1">
              <text:list-item>
                <text:h text:style-name="P12" text:outline-level="1">add 'pry-rails' gem <text:span text:style-name="T21">(to fix irb)</text:span>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list xml:id="list173355107220879" text:continue-numbering="true" text:style-name="L1">
              <text:list-item>
                <text:h text:style-name="P5" text:outline-level="1">set up Guard TESTING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h text:style-name="P31" text:outline-level="5"><text:span text:style-name="T18">1. </text:span><text:span text:style-name="T17">add gems</text:span></text:h>
                </table:table-cell>
                <table:table-cell table:style-name="Table2.A1" office:value-type="string">
                  <text:h text:style-name="P30" text:outline-level="5"><text:span text:style-name="T9">2. </text:span>$ guard init</text:h>
                </table:table-cell>
                <table:table-cell table:style-name="Table2.A1" office:value-type="string">
                  <text:h text:style-name="P29" text:outline-level="5"><text:span text:style-name="T9">3. </text:span>edit <text:span text:style-name="T3">Guardfile</text:span></text:h>
                </table:table-cell>
              </table:table-row>
              <table:table-row>
                <table:table-cell table:style-name="Table2.A1" office:value-type="string">
                  <text:h text:style-name="P29" text:outline-level="5"><text:span text:style-name="T9">4. </text:span>edit .<text:span text:style-name="T10">gitignore</text:span></text:h>
                </table:table-cell>
                <table:table-cell table:style-name="Table2.A1" office:value-type="string">
                  <text:h text:style-name="P29" text:outline-level="5"><text:span text:style-name="T9">5. </text:span>add the colors (<text:span text:style-name="T3">reporters</text:span>)</text:h>
                </table:table-cell>
                <table:table-cell table:style-name="Table2.A1" office:value-type="string">
                  <text:h text:style-name="P30" text:outline-level="5"><text:span text:style-name="T9">6. </text:span>$ guard</text:h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list xml:id="list173355463298810" text:continue-numbering="true" text:style-name="L1">
              <text:list-item>
                <text:h text:style-name="P5" text:outline-level="1">write hello test</text:h>
              </text:list-item>
            </text:list>
          </table:table-cell>
          <table:covered-table-cell/>
          <table:covered-table-cell/>
          <table:table-cell table:style-name="Table1.D3" table:number-columns-spanned="3" office:value-type="string">
            <text:list xml:id="list173354583731659" text:continue-numbering="true" text:style-name="L1">
              <text:list-item>
                <text:h text:style-name="P6" text:outline-level="1">pass hello test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list xml:id="list173355576900215" text:continue-numbering="true" text:style-name="L1">
              <text:list-item>
                <text:h text:style-name="P7" text:outline-level="1">write user test<text:span text:style-name="T15">s</text:span> (model)</text:h>
              </text:list-item>
            </text:list>
          </table:table-cell>
          <table:covered-table-cell/>
          <table:covered-table-cell/>
          <table:table-cell table:style-name="Table1.A2" table:number-columns-spanned="3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list xml:id="list173354711921816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7" text:outline-level="5">route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73354467674278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7" text:outline-level="5">controller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73354334782363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7" text:outline-level="5">view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1.A5" table:number-columns-spanned="6" office:value-type="string">
            <text:list xml:id="list2941119382" text:style-name="L2">
              <text:list-item>
                <text:list>
                  <text:list-item>
                    <text:h text:style-name="P20" text:outline-level="2">validations</text:h>
                    <text:list>
                      <text:list-item>
                        <text:h text:style-name="P15" text:outline-level="3">length, presence, uniqueness, format (regex)</text:h>
                      </text:list-item>
                    </text:list>
                  </text:list-item>
                  <text:list-item>
                    <text:h text:style-name="P21" text:outline-level="2">emails saved in lower case</text:h>
                  </text:list-item>
                  <text:list-item>
                    <text:h text:style-name="P21" text:outline-level="2">authenticated? should work</text:h>
                  </text:list-item>
                  <text:list-item>
                    <text:h text:style-name="P19" text:outline-level="2"><text:span text:style-name="T7">valid/invalid </text:span>user<text:span text:style-name="T7"> signup</text:span></text:h>
                  </text:list-item>
                  <text:list-item>
                    <text:h text:style-name="P22" text:outline-level="2">valid/invalid user log in</text:h>
                    <text:list>
                      <text:list-item>
                        <text:h text:style-name="P16" text:outline-level="3">on/off <text:span text:style-name="T16">"</text:span>remember me<text:span text:style-name="T16">"</text:span></text:h>
                      </text:list-item>
                      <text:list-item>
                        <text:h text:style-name="P17" text:outline-level="3"><text:span text:style-name="T7">valid/invalid </text:span>users edit <text:span text:style-name="T7">(themselves) and cannot when</text:span></text:h>
                      </text:list-item>
                    </text:list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list xml:id="list173354481148248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8" text:outline-level="5"><text:span text:style-name="T13">data is wrong</text:span><text:span text:style-name="T14"> 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73355769467094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8" text:outline-level="5">not logged in 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73355536015788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8" text:outline-level="5">editing someone else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73354383698836" text:continue-numbering="true" text:style-name="L2">
              <text:list-item>
                <text:list>
                  <text:list-item>
                    <text:h text:style-name="P19" text:outline-level="2">u<text:span text:style-name="T8">ser activation</text:span></text:h>
                    <text:list>
                      <text:list-item>
                        <text:h text:style-name="P18" text:outline-level="3">valid/invalid token</text:h>
                      </text:list-item>
                      <text:list-item>
                        <text:h text:style-name="P18" text:outline-level="3">valid/invalid mail</text:h>
                      </text:list-item>
                    </text:list>
                  </text:list-item>
                  <text:list-item>
                    <text:h text:style-name="P23" text:outline-level="2">password reset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Standard">migrations for <text:span text:style-name="T4">name</text:span> and <text:span text:style-name="T4">email</text:span></text:p>
          </table:table-cell>
          <table:table-cell table:style-name="Table1.A6" office:value-type="string">
            <text:p text:style-name="Standard"><text:span text:style-name="T4">bcrypt</text:span> gem</text:p>
          </table:table-cell>
          <table:table-cell table:style-name="Table1.A6" table:number-columns-spanned="2" office:value-type="string">
            <text:p text:style-name="P3">has_secure_password</text:p>
          </table:table-cell>
          <table:covered-table-cell/>
          <table:table-cell table:style-name="Table1.A6" office:value-type="string">
            <text:p text:style-name="Preformatted_20_Text"/>
          </table:table-cell>
          <table:table-cell table:style-name="Table1.D1" office:value-type="string">
            <text:p text:style-name="Standard"/>
          </table:table-cell>
        </table:table-row>
        <table:table-row>
          <table:table-cell table:style-name="Table1.A2" table:number-columns-spanned="6" office:value-type="string">
            <text:list xml:id="list3241375595" text:style-name="L3">
              <text:list-item>
                <text:h text:style-name="P8" text:outline-level="1">write integration test<text:span text:style-name="T15">s</text:span> (layout)</text:h>
                <text:list>
                  <text:list-item>
                    <text:h text:style-name="P24" text:outline-level="2">get wtf_path<text:span text:style-name="T11">s</text:span>, check title and some contents (like links)</text:h>
                    <text:list>
                      <text:list-item>
                        <text:h text:style-name="P14" text:outline-level="3">while logged in<text:span text:style-name="T12">/out</text:span> and when not</text:h>
                      </text:list-item>
                      <text:list-item>
                        <text:h text:style-name="P14" text:outline-level="3">while <text:span text:style-name="T6">admin true/false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list xml:id="list4153656111" text:style-name="L4">
              <text:list-item>
                <text:h text:style-name="P9" text:outline-level="1">write sessions test<text:span text:style-name="T15">s</text:span> (controller)</text:h>
                <text:list>
                  <text:list-item>
                    <text:h text:style-name="P25" text:outline-level="2">should get redirected when not logged in</text:h>
                  </text:list-item>
                  <text:list-item>
                    <text:h text:style-name="P25" text:outline-level="2">admi<text:span text:style-name="T5">n priviledges (destroy, users list)</text:span></text:h>
                  </text:list-item>
                  <text:list-item>
                    <text:h text:style-name="P26" text:outline-level="2">admin cannot get toggled from the web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list xml:id="list173355449337050" text:continue-numbering="true" text:style-name="L4">
              <text:list-item>
                <text:h text:style-name="P10" text:outline-level="1">write mailers tests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mm" fo:margin-bottom="0.49mm" loext:contextual-spacing="false" style:writing-mode="page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01mm" fo:margin-bottom="1.01mm" loext:contextual-spacing="false" style:writing-mode="page"/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 style:writing-mode="page"/>
      <style:text-properties fo:font-size="13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0mm" loext:contextual-spacing="false" style:writing-mode="pag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0mm" loext:contextual-spacing="false" style:writing-mode="page"/>
      <style:text-properties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9273"/>
    </style:style>
    <style:style style:name="MT2" style:family="text">
      <style:text-properties officeooo:rsid="0033896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ails <text:span text:style-name="MT1">Simple App </text:span>Checklist<text:tab/><text:span text:style-name="MT1"><text:tab/>print 1<text:tab/></text:span>v<text:span text:style-name="MT1"> </text:span>0.0.<text:span text:style-name="MT2">6<text:tab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9:14.819227114</meta:creation-date>
    <dc:date>2017-07-11T17:33:54.171879031</dc:date>
    <meta:editing-duration>PT3H18M18S</meta:editing-duration>
    <meta:editing-cycles>40</meta:editing-cycles>
    <meta:generator>LibreOffice/5.3.3.2$Linux_X86_64 LibreOffice_project/30m0$Build-2</meta:generator>
    <meta:print-date>2017-07-11T12:26:32.204131712</meta:print-date>
    <meta:document-statistic meta:table-count="4" meta:image-count="0" meta:object-count="0" meta:page-count="1" meta:paragraph-count="44" meta:word-count="196" meta:character-count="1059" meta:non-whitespace-character-count="937"/>
  </office:meta>
</office:document-meta>
</file>